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padding="0.0193in" fo:border="0.06pt solid #e3e3e3"/>
      <style:text-properties loext:padding="0.0193in" loext:border="0.06pt solid #e3e3e3"/>
    </style:style>
    <style:style style:name="P2" style:family="paragraph" style:parent-style-name="Text_20_body">
      <style:paragraph-properties fo:margin-top="0in" fo:margin-bottom="0in" style:contextual-spacing="false"/>
      <style:text-properties loext:padding="0.0193in" loext:border="0.06pt solid #e3e3e3"/>
    </style:style>
    <style:style style:name="P3" style:family="paragraph" style:parent-style-name="Text_20_body" style:list-style-name="L1">
      <style:paragraph-properties fo:padding="0.0193in" fo:border="0.06pt solid #e3e3e3"/>
    </style:style>
    <style:style style:name="P4" style:family="paragraph" style:parent-style-name="Text_20_body" style:list-style-name="L1">
      <style:paragraph-properties fo:margin-top="0in" fo:margin-bottom="0in" style:contextual-spacing="false" fo:padding="0.0193in" fo:border="0.06pt solid #e3e3e3"/>
      <style:text-properties loext:padding="0.0193in" loext:border="0.06pt solid #e3e3e3"/>
    </style:style>
    <style:style style:name="P5" style:family="paragraph" style:parent-style-name="Text_20_body" style:list-style-name="L1">
      <style:paragraph-properties fo:padding="0.0193in" fo:border="0.06pt solid #e3e3e3"/>
      <style:text-properties loext:padding="0.0193in" loext:border="0.06pt solid #e3e3e3"/>
    </style:style>
    <style:style style:name="P6" style:family="paragraph" style:parent-style-name="Text_20_body" style:list-style-name="L2">
      <style:paragraph-properties fo:margin-top="0in" fo:margin-bottom="0in" style:contextual-spacing="false" fo:padding="0.0193in" fo:border="0.06pt solid #e3e3e3"/>
      <style:text-properties loext:padding="0.0193in" loext:border="0.06pt solid #e3e3e3"/>
    </style:style>
    <style:style style:name="P7" style:family="paragraph" style:parent-style-name="Text_20_body" style:list-style-name="L2">
      <style:paragraph-properties fo:padding="0.0193in" fo:border="0.06pt solid #e3e3e3"/>
      <style:text-properties loext:padding="0.0193in" loext:border="0.06pt solid #e3e3e3"/>
    </style:style>
    <style:style style:name="P8" style:family="paragraph" style:parent-style-name="Text_20_body">
      <style:paragraph-properties fo:padding="0.0193in" fo:border="0.06pt solid #e3e3e3"/>
      <style:text-properties loext:padding="0.0193in" loext:border="0.06pt solid #e3e3e3"/>
    </style:style>
    <style:style style:name="P9" style:family="paragraph" style:parent-style-name="Text_20_body" style:list-style-name="L3">
      <style:paragraph-properties fo:margin-top="0in" fo:margin-bottom="0in" style:contextual-spacing="false" fo:padding="0.0193in" fo:border="0.06pt solid #e3e3e3"/>
      <style:text-properties loext:padding="0.0193in" loext:border="0.06pt solid #e3e3e3"/>
    </style:style>
    <style:style style:name="P10" style:family="paragraph" style:parent-style-name="Text_20_body" style:list-style-name="L3">
      <style:paragraph-properties fo:padding="0.0193in" fo:border="0.06pt solid #e3e3e3"/>
      <style:text-properties loext:padding="0.0193in" loext:border="0.06pt solid #e3e3e3"/>
    </style:style>
    <style:style style:name="P11" style:family="paragraph" style:parent-style-name="Text_20_body">
      <style:paragraph-properties fo:margin-top="0in" fo:margin-bottom="0in" style:contextual-spacing="false"/>
      <style:text-properties loext:padding="0.0193in" loext:border="0.06pt solid #e3e3e3"/>
    </style:style>
    <style:style style:name="P12" style:family="paragraph" style:parent-style-name="Text_20_body" style:list-style-name="L2">
      <style:paragraph-properties fo:padding="0.0193in" fo:border="0.06pt solid #e3e3e3"/>
    </style:style>
    <style:style style:name="P13" style:family="paragraph" style:parent-style-name="Text_20_body">
      <style:paragraph-properties fo:padding="0.0193in" fo:border="0.06pt solid #e3e3e3"/>
      <style:text-properties officeooo:rsid="0016682e" officeooo:paragraph-rsid="0016682e" loext:padding="0.0193in" loext:border="0.06pt solid #e3e3e3"/>
    </style:style>
    <style:style style:name="P14" style:family="paragraph" style:parent-style-name="Text_20_body">
      <style:paragraph-properties fo:padding="0.0193in" fo:border="0.06pt solid #e3e3e3"/>
      <style:text-properties officeooo:rsid="0016682e" officeooo:paragraph-rsid="0016682e" fo:background-color="#ffff00" loext:padding="0.0193in" loext:border="0.06pt solid #e3e3e3"/>
    </style:style>
    <style:style style:name="P15" style:family="paragraph" style:parent-style-name="Text_20_body">
      <style:paragraph-properties fo:padding="0.0193in" fo:border="0.06pt solid #e3e3e3"/>
      <style:text-properties officeooo:rsid="0016682e" officeooo:paragraph-rsid="0016682e" fo:background-color="transparent" loext:padding="0.0193in" loext:border="0.06pt solid #e3e3e3"/>
    </style:style>
    <style:style style:name="T1" style:family="text">
      <style:text-properties loext:padding="0.0193in" loext:border="0.06pt solid #e3e3e3"/>
    </style:style>
    <style:style style:name="T2" style:family="text">
      <style:text-properties fo:background-color="transparent"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create a University Management System (UMS) project, you'll need to consider various types of data related to different aspects of university administration, academics, and operations. Here's a breakdown of the types of data you might include in your UMS project:</text:p>
      <text:list xml:id="list1565432833" text:style-name="L1">
        <text:list-item>
          <text:p text:style-name="P3"><text:span text:style-name="Strong_20_Emphasis"><text:span text:style-name="T1">Student Data</text:span></text:span><text:span text:style-name="T1">:</text:span></text:p>
          <text:list>
            <text:list-item>
              <text:p text:style-name="P4">Personal information (name, date of birth, gender, contact details)</text:p>
            </text:list-item>
            <text:list-item>
              <text:p text:style-name="P4">Enrollment details (admission number, enrollment date, program of study)</text:p>
            </text:list-item>
            <text:list-item>
              <text:p text:style-name="P4">Academic records (courses taken, grades, credits earned)</text:p>
            </text:list-item>
            <text:list-item>
              <text:p text:style-name="P4">Attendance records</text:p>
            </text:list-item>
            <text:list-item>
              <text:p text:style-name="P4">Financial records (fees paid, scholarships awarded)</text:p>
            </text:list-item>
            <text:list-item>
              <text:p text:style-name="P4">Housing and accommodation details (if applicable)</text:p>
            </text:list-item>
          </text:list>
        </text:list-item>
        <text:list-item>
          <text:p text:style-name="P3"><text:span text:style-name="Strong_20_Emphasis"><text:span text:style-name="T1">Faculty and Staff Data</text:span></text:span><text:span text:style-name="T1">:</text:span></text:p>
          <text:list>
            <text:list-item>
              <text:p text:style-name="P4">Personal information (name, date of birth, contact details)</text:p>
            </text:list-item>
            <text:list-item>
              <text:p text:style-name="P4">Employment details (position, department, hire date)</text:p>
            </text:list-item>
            <text:list-item>
              <text:p text:style-name="P4">Course assignments and schedules</text:p>
            </text:list-item>
            <text:list-item>
              <text:p text:style-name="P4">Leave and attendance records</text:p>
            </text:list-item>
            <text:list-item>
              <text:p text:style-name="P4">Salary and payroll information</text:p>
            </text:list-item>
          </text:list>
        </text:list-item>
        <text:list-item>
          <text:p text:style-name="P3"><text:span text:style-name="Strong_20_Emphasis"><text:span text:style-name="T1">Course and Curriculum Data</text:span></text:span><text:span text:style-name="T1">:</text:span></text:p>
          <text:list>
            <text:list-item>
              <text:p text:style-name="P4">Course catalog (course code, title, description, credits)</text:p>
            </text:list-item>
            <text:list-item>
              <text:p text:style-name="P4">Class schedules and timetables</text:p>
            </text:list-item>
            <text:list-item>
              <text:p text:style-name="P4">Curriculum requirements for different programs and majors</text:p>
            </text:list-item>
            <text:list-item>
              <text:p text:style-name="P4">Prerequisite and co-requisite courses</text:p>
            </text:list-item>
          </text:list>
        </text:list-item>
        <text:list-item>
          <text:p text:style-name="P3"><text:span text:style-name="Strong_20_Emphasis"><text:span text:style-name="T1">Examination and Assessment Data</text:span></text:span><text:span text:style-name="T1">:</text:span></text:p>
          <text:list>
            <text:list-item>
              <text:p text:style-name="P4">Examination schedules (dates, times, locations)</text:p>
            </text:list-item>
            <text:list-item>
              <text:p text:style-name="P4">Grading criteria and rubrics</text:p>
            </text:list-item>
            <text:list-item>
              <text:p text:style-name="P4">Exam results and grades</text:p>
            </text:list-item>
            <text:list-item>
              <text:p text:style-name="P4">Transcripts and certificates</text:p>
            </text:list-item>
          </text:list>
        </text:list-item>
        <text:list-item>
          <text:p text:style-name="P3"><text:span text:style-name="Strong_20_Emphasis"><text:span text:style-name="T1">Financial and Billing Data</text:span></text:span><text:span text:style-name="T1">:</text:span></text:p>
          <text:list>
            <text:list-item>
              <text:p text:style-name="P4">Fee structures for tuition, housing, and other services</text:p>
            </text:list-item>
            <text:list-item>
              <text:p text:style-name="P4">Fee payment records</text:p>
            </text:list-item>
            <text:list-item>
              <text:p text:style-name="P4"><text:soft-page-break/>Scholarships, grants, and financial aid information</text:p>
            </text:list-item>
            <text:list-item>
              <text:p text:style-name="P4">Budget allocations and expenses</text:p>
            </text:list-item>
          </text:list>
        </text:list-item>
        <text:list-item>
          <text:p text:style-name="P3"><text:span text:style-name="Strong_20_Emphasis"><text:span text:style-name="T1">Library and Resource Data</text:span></text:span><text:span text:style-name="T1">:</text:span></text:p>
          <text:list>
            <text:list-item>
              <text:p text:style-name="P4">Library catalog (books, journals, digital resources)</text:p>
            </text:list-item>
            <text:list-item>
              <text:p text:style-name="P4">Borrowing and circulation records</text:p>
            </text:list-item>
            <text:list-item>
              <text:p text:style-name="P4">Subscription and access rights for digital resources</text:p>
            </text:list-item>
            <text:list-item>
              <text:p text:style-name="P4">Library fines and overdue reminders</text:p>
            </text:list-item>
          </text:list>
        </text:list-item>
        <text:list-item>
          <text:p text:style-name="P3"><text:span text:style-name="Strong_20_Emphasis"><text:span text:style-name="T1">Attendance and Leave Data</text:span></text:span><text:span text:style-name="T1">:</text:span></text:p>
          <text:list>
            <text:list-item>
              <text:p text:style-name="P4">Attendance records for students and staff</text:p>
            </text:list-item>
            <text:list-item>
              <text:p text:style-name="P4">Leave application and approval workflow</text:p>
            </text:list-item>
            <text:list-item>
              <text:p text:style-name="P4">Leave balances and entitlements</text:p>
            </text:list-item>
          </text:list>
        </text:list-item>
        <text:list-item>
          <text:p text:style-name="P3"><text:span text:style-name="Strong_20_Emphasis"><text:span text:style-name="T1">Communication and Collaboration Data</text:span></text:span><text:span text:style-name="T1">:</text:span></text:p>
          <text:list>
            <text:list-item>
              <text:p text:style-name="P4">Internal messaging and notifications</text:p>
            </text:list-item>
            <text:list-item>
              <text:p text:style-name="P4">Announcement and event management</text:p>
            </text:list-item>
            <text:list-item>
              <text:p text:style-name="P4">Discussion forums or chat platforms</text:p>
            </text:list-item>
          </text:list>
        </text:list-item>
        <text:list-item>
          <text:p text:style-name="P3"><text:span text:style-name="Strong_20_Emphasis"><text:span text:style-name="T1">Reporting and Analytics Data</text:span></text:span><text:span text:style-name="T1">:</text:span></text:p>
          <text:list>
            <text:list-item>
              <text:p text:style-name="P4">Various reports generated by the system (student performance, attendance, financial summaries, etc.)</text:p>
            </text:list-item>
            <text:list-item>
              <text:p text:style-name="P4">Analytics data for insights into trends and patterns</text:p>
            </text:list-item>
          </text:list>
        </text:list-item>
        <text:list-item>
          <text:p text:style-name="P3"><text:span text:style-name="Strong_20_Emphasis"><text:span text:style-name="T1">System Configuration and Audit Data</text:span></text:span><text:span text:style-name="T1">:</text:span></text:p>
          <text:list>
            <text:list-item>
              <text:p text:style-name="P4">User accounts and access permissions</text:p>
            </text:list-item>
            <text:list-item>
              <text:p text:style-name="P4">System configuration settings</text:p>
            </text:list-item>
            <text:list-item>
              <text:p text:style-name="P5">Audit logs for system activities and changes</text:p>
            </text:list-item>
          </text:list>
        </text:list-item>
      </text:list>
      <text:p text:style-name="P1">When designing your UMS project, you'll need to model and structure this data appropriately using database tables and relationships. Additionally, you'll need to consider data security, privacy, and compliance requirements to ensure that sensitive information is protected and handled appropriately within the system.</text:p>
      <text:p text:style-name="P2"/>
      <text:p text:style-name="P1"><text:soft-page-break/>Creating a Power BI project for university management involves visualizing and analyzing various data related to student enrollment, academic performance, faculty management, finances, and other aspects of university administration. Here's a step-by-step guide on how you can create a Power BI project for university management:</text:p>
      <text:list xml:id="list1303369671" text:style-name="L2">
        <text:list-item>
          <text:p text:style-name="P12"><text:span text:style-name="Strong_20_Emphasis"><text:span text:style-name="T1">Data Collection and Preparation</text:span></text:span><text:span text:style-name="T1">:</text:span></text:p>
          <text:list>
            <text:list-item>
              <text:p text:style-name="P6">Gather data from different sources within the university, such as student information systems, academic records, HR systems, financial databases, etc.</text:p>
            </text:list-item>
            <text:list-item>
              <text:p text:style-name="P6">Clean and prepare the data for analysis, ensuring consistency, accuracy, and completeness.</text:p>
            </text:list-item>
          </text:list>
        </text:list-item>
        <text:list-item>
          <text:p text:style-name="P12"><text:span text:style-name="Strong_20_Emphasis"><text:span text:style-name="T1">Data Modeling</text:span></text:span><text:span text:style-name="T1">:</text:span></text:p>
          <text:list>
            <text:list-item>
              <text:p text:style-name="P6">Design a data model in Power BI Desktop that reflects the relationships between different entities (e.g., students, courses, faculty, departments) based on the collected data.</text:p>
            </text:list-item>
            <text:list-item>
              <text:p text:style-name="P6">Define measures and calculated columns using DAX (Data Analysis Expressions) to perform calculations and aggregations as needed.</text:p>
            </text:list-item>
          </text:list>
        </text:list-item>
        <text:list-item>
          <text:p text:style-name="P12"><text:span text:style-name="Strong_20_Emphasis"><text:span text:style-name="T1">Dashboard and Report Design</text:span></text:span><text:span text:style-name="T1">:</text:span></text:p>
          <text:list>
            <text:list-item>
              <text:p text:style-name="P6">Create interactive dashboards and reports in Power BI Desktop to visualize key metrics and KPIs related to university management.</text:p>
            </text:list-item>
            <text:list-item>
              <text:p text:style-name="P6">Include visuals such as charts, graphs, tables, and maps to present data in a meaningful and informative way.</text:p>
            </text:list-item>
            <text:list-item>
              <text:p text:style-name="P6">Design separate dashboards for different stakeholders, such as administrators, faculty, and students, with relevant information tailored to their needs.</text:p>
            </text:list-item>
          </text:list>
        </text:list-item>
        <text:list-item>
          <text:p text:style-name="P12"><text:span text:style-name="Strong_20_Emphasis"><text:span text:style-name="T1">Key Performance Indicators (KPIs)</text:span></text:span><text:span text:style-name="T1">:</text:span></text:p>
          <text:list>
            <text:list-item>
              <text:p text:style-name="P6">Identify and define KPIs that are important for monitoring and evaluating university performance, such as enrollment trends, graduation rates, student retention rates, faculty workload, financial sustainability, etc.</text:p>
            </text:list-item>
            <text:list-item>
              <text:p text:style-name="P6">Visualize these KPIs prominently on the dashboards to provide a quick overview of the university's performance.</text:p>
            </text:list-item>
          </text:list>
        </text:list-item>
        <text:list-item>
          <text:p text:style-name="P12"><text:span text:style-name="Strong_20_Emphasis"><text:span text:style-name="T1">Ad Hoc Analysis and Drill-Down</text:span></text:span><text:span text:style-name="T1">:</text:span></text:p>
          <text:list>
            <text:list-item>
              <text:p text:style-name="P6"><text:soft-page-break/>Enable users to perform ad hoc analysis and drill-down into the data to explore trends, patterns, and outliers.</text:p>
            </text:list-item>
            <text:list-item>
              <text:p text:style-name="P6">Use features such as slicers, filters, and drill-through pages to allow users to interactively analyze the data from different perspectives.</text:p>
            </text:list-item>
          </text:list>
        </text:list-item>
        <text:list-item>
          <text:p text:style-name="P12"><text:span text:style-name="Strong_20_Emphasis"><text:span text:style-name="T1">Data Security and Governance</text:span></text:span><text:span text:style-name="T1">:</text:span></text:p>
          <text:list>
            <text:list-item>
              <text:p text:style-name="P6">Implement data security measures to ensure that sensitive information is accessed only by authorized users.</text:p>
            </text:list-item>
            <text:list-item>
              <text:p text:style-name="P6">Establish governance policies and procedures for data management, including data refresh schedules, access controls, and versioning.</text:p>
            </text:list-item>
          </text:list>
        </text:list-item>
        <text:list-item>
          <text:p text:style-name="P12"><text:span text:style-name="Strong_20_Emphasis"><text:span text:style-name="T1">Publishing and Sharing</text:span></text:span><text:span text:style-name="T1">:</text:span></text:p>
          <text:list>
            <text:list-item>
              <text:p text:style-name="P6">Publish the Power BI reports and dashboards to the Power BI Service for sharing and collaboration.</text:p>
            </text:list-item>
            <text:list-item>
              <text:p text:style-name="P6">Configure sharing settings and permissions to control access to the reports and dashboards among different users and groups within the university.</text:p>
            </text:list-item>
          </text:list>
        </text:list-item>
        <text:list-item>
          <text:p text:style-name="P12"><text:span text:style-name="Strong_20_Emphasis"><text:span text:style-name="T1">Continuous Monitoring and Improvement</text:span></text:span><text:span text:style-name="T1">:</text:span></text:p>
          <text:list>
            <text:list-item>
              <text:p text:style-name="P6">Monitor the usage and effectiveness of the Power BI project over time.</text:p>
            </text:list-item>
            <text:list-item>
              <text:p text:style-name="P7">Gather feedback from users and stakeholders to identify areas for improvement and make iterative enhancements to the project.</text:p>
            </text:list-item>
          </text:list>
        </text:list-item>
      </text:list>
      <text:p text:style-name="P1">By following these steps, you can create a comprehensive Power BI project for university management that provides valuable insights and supports data-driven decision-making across the institution.</text:p>
      <text:p text:style-name="P14">Code: for creating Tables</text:p>
      <text:p text:style-name="P14">--<text:span text:style-name="T2"> Table for Students</text:span></text:p>
      <text:p text:style-name="P15">CREATE TABLE Students (</text:p>
      <text:p text:style-name="P15"><text:s text:c="4"/>StudentID INT PRIMARY KEY,</text:p>
      <text:p text:style-name="P15"><text:s text:c="4"/>FirstName VARCHAR(50),</text:p>
      <text:p text:style-name="P15"><text:soft-page-break/><text:s text:c="4"/>LastName VARCHAR(50),</text:p>
      <text:p text:style-name="P15"><text:s text:c="4"/>DateOfBirth DATE,</text:p>
      <text:p text:style-name="P15"><text:s text:c="4"/>Gender VARCHAR(10),</text:p>
      <text:p text:style-name="P15"><text:s text:c="4"/>ContactNumber VARCHAR(15),</text:p>
      <text:p text:style-name="P15"><text:s text:c="4"/>Email VARCHAR(100),</text:p>
      <text:p text:style-name="P15"><text:s text:c="4"/>Address VARCHAR(255)</text:p>
      <text:p text:style-name="P15">);</text:p>
      <text:p text:style-name="P15"/>
      <text:p text:style-name="P15">-- Table for Courses</text:p>
      <text:p text:style-name="P15">CREATE TABLE Courses (</text:p>
      <text:p text:style-name="P15"><text:s text:c="4"/>CourseID INT PRIMARY KEY,</text:p>
      <text:p text:style-name="P15"><text:s text:c="4"/>CourseCode VARCHAR(20),</text:p>
      <text:p text:style-name="P15"><text:s text:c="4"/>CourseName VARCHAR(100),</text:p>
      <text:p text:style-name="P15"><text:s text:c="4"/>DepartmentID INT, -- Foreign key referencing Departments table</text:p>
      <text:p text:style-name="P15"><text:s text:c="4"/>Credits INT,</text:p>
      <text:p text:style-name="P15"><text:s text:c="4"/>CONSTRAINT FK_DepartmentID FOREIGN KEY (DepartmentID) REFERENCES Departments(DepartmentID)</text:p>
      <text:p text:style-name="P15">);</text:p>
      <text:p text:style-name="P15"/>
      <text:p text:style-name="P15">-- Table for Departments</text:p>
      <text:p text:style-name="P15">CREATE TABLE Departments (</text:p>
      <text:p text:style-name="P15"><text:soft-page-break/><text:s text:c="4"/>DepartmentID INT PRIMARY KEY,</text:p>
      <text:p text:style-name="P15"><text:s text:c="4"/>DepartmentName VARCHAR(100)</text:p>
      <text:p text:style-name="P15">);</text:p>
      <text:p text:style-name="P15"/>
      <text:p text:style-name="P15">-- Table for Faculty</text:p>
      <text:p text:style-name="P15">CREATE TABLE Faculty (</text:p>
      <text:p text:style-name="P15"><text:s text:c="4"/>FacultyID INT PRIMARY KEY,</text:p>
      <text:p text:style-name="P15"><text:s text:c="4"/>FirstName VARCHAR(50),</text:p>
      <text:p text:style-name="P15"><text:s text:c="4"/>LastName VARCHAR(50),</text:p>
      <text:p text:style-name="P15"><text:s text:c="4"/>DateOfBirth DATE,</text:p>
      <text:p text:style-name="P15"><text:s text:c="4"/>Gender VARCHAR(10),</text:p>
      <text:p text:style-name="P15"><text:s text:c="4"/>ContactNumber VARCHAR(15),</text:p>
      <text:p text:style-name="P15"><text:s text:c="4"/>Email VARCHAR(100),</text:p>
      <text:p text:style-name="P15"><text:s text:c="4"/>DepartmentID INT, -- Foreign key referencing Departments table</text:p>
      <text:p text:style-name="P15"><text:s text:c="4"/>CONSTRAINT FK_DepartmentID_Faculty FOREIGN KEY (DepartmentID) REFERENCES Departments(DepartmentID)</text:p>
      <text:p text:style-name="P15">);</text:p>
      <text:p text:style-name="P15"/>
      <text:p text:style-name="P15">-- Table for Enrollments (Many-to-Many relationship between Students and Courses)</text:p>
      <text:p text:style-name="P15">CREATE TABLE Enrollments (</text:p>
      <text:p text:style-name="P15"><text:s text:c="4"/>StudentID INT, -- Foreign key referencing Students table</text:p>
      <text:p text:style-name="P15"><text:soft-page-break/><text:s text:c="4"/>CourseID INT, -- Foreign key referencing Courses table</text:p>
      <text:p text:style-name="P15"><text:s text:c="4"/>EnrollmentDate DATE,</text:p>
      <text:p text:style-name="P15"><text:s text:c="4"/>Grade VARCHAR(2),</text:p>
      <text:p text:style-name="P15"><text:s text:c="4"/>PRIMARY KEY (StudentID, CourseID),</text:p>
      <text:p text:style-name="P15"><text:s text:c="4"/>CONSTRAINT FK_StudentID FOREIGN KEY (StudentID) REFERENCES Students(StudentID),</text:p>
      <text:p text:style-name="P15"><text:s text:c="4"/>CONSTRAINT FK_CourseID FOREIGN KEY (CourseID) REFERENCES Courses(CourseID)</text:p>
      <text:p text:style-name="P15">);</text:p>
      <text:p text:style-name="P15"/>
      <text:p text:style-name="P15">-- Table for Attendance</text:p>
      <text:p text:style-name="P15">CREATE TABLE Attendance (</text:p>
      <text:p text:style-name="P15"><text:s text:c="4"/>AttendanceID INT PRIMARY KEY,</text:p>
      <text:p text:style-name="P15"><text:s text:c="4"/>StudentID INT, -- Foreign key referencing Students table</text:p>
      <text:p text:style-name="P15"><text:s text:c="4"/>CourseID INT, -- Foreign key referencing Courses table</text:p>
      <text:p text:style-name="P15"><text:s text:c="4"/>AttendanceDate DATE,</text:p>
      <text:p text:style-name="P15"><text:s text:c="4"/>IsPresent BIT, -- 1 for present, 0 for absent</text:p>
      <text:p text:style-name="P15"><text:s text:c="4"/>CONSTRAINT FK_StudentID_Attendance FOREIGN KEY (StudentID) REFERENCES Students(StudentID),</text:p>
      <text:p text:style-name="P15"><text:s text:c="4"/>CONSTRAINT FK_CourseID_Attendance FOREIGN KEY (CourseID) REFERENCES Courses(CourseID)</text:p>
      <text:p text:style-name="P15">);</text:p>
      <text:p text:style-name="P13">In this example:</text:p>
      <text:list xml:id="list3984637518" text:style-name="L3">
        <text:list-item>
          <text:p text:style-name="P9"><text:soft-page-break/>There are tables for Students, Courses, Departments, Faculty, Enrollments, and Attendance.</text:p>
        </text:list-item>
        <text:list-item>
          <text:p text:style-name="P9">The Departments table is related to the Courses and Faculty tables through foreign key relationships.</text:p>
        </text:list-item>
        <text:list-item>
          <text:p text:style-name="P9">The Enrollments table represents the many-to-many relationship between Students and Courses.</text:p>
        </text:list-item>
        <text:list-item>
          <text:p text:style-name="P10">The Attendance table tracks student attendance for each course.</text:p>
        </text:list-item>
      </text:list>
      <text:p text:style-name="P1">You can further customize and extend these tables based on the specific requirements of your university management system.</text:p>
      <text:p text:style-name="P2"/>
      <text:p text:style-name="P13"/>
      <text:p text:style-name="P2"/>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5-01T11:01:39.999000000</dc:date>
    <meta:editing-duration>PT2M48S</meta:editing-duration>
    <meta:editing-cycles>3</meta:editing-cycles>
    <meta:generator>LibreOffice/7.3.4.2$Windows_X86_64 LibreOffice_project/728fec16bd5f605073805c3c9e7c4212a0120dc5</meta:generator>
    <meta:document-statistic meta:table-count="0" meta:image-count="0" meta:object-count="0" meta:page-count="8" meta:paragraph-count="141" meta:word-count="1113" meta:character-count="8017" meta:non-whitespace-character-count="6966"/>
  </office:meta>
</office:document-meta>
</file>